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draw:fill="none" fo:min-height="14.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00cccc" draw:textarea-horizontal-align="justify" draw:textarea-vertical-align="middle" draw:auto-grow-height="false"/>
    </style:style>
    <style:style style:name="gr9"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4.979cm"/>
    </style:style>
    <style:style style:name="gr13" style:family="graphic" style:parent-style-name="standard">
      <style:graphic-properties draw:fill="solid" draw:fill-color="#33cc66" draw:textarea-vertical-align="middle" draw:auto-grow-height="false" fo:min-height="0.749cm" fo:min-width="0.499cm"/>
    </style:style>
    <style:style style:name="gr14" style:family="graphic" style:parent-style-name="standard">
      <style:graphic-properties draw:fill="solid" draw:fill-color="#cccc00" draw:textarea-vertical-align="middle" draw:auto-grow-height="false" fo:min-height="0.749cm" fo:min-width="0.499cm"/>
    </style:style>
    <style:style style:name="gr15" style:family="graphic" style:parent-style-name="standard">
      <style:graphic-properties draw:fill="solid" draw:fill-color="#dc2300" draw:textarea-vertical-align="middle" draw:auto-grow-height="false" fo:min-height="0.749cm" fo:min-width="0.499cm"/>
    </style:style>
    <style:style style:name="gr1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text-properties fo:font-weight="bold" style:font-weight-asian="bold" style:font-weight-complex="bold"/>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P6" style:family="paragraph">
      <style:text-properties fo:font-size="20pt"/>
    </style:style>
    <style:style style:name="P7" style:family="paragraph">
      <style:text-properties fo:font-size="12pt" style:font-size-asian="12pt" style:font-size-complex="12pt"/>
    </style:style>
    <style:style style:name="P8" style:family="paragraph">
      <style:paragraph-properties fo:text-align="start"/>
    </style:style>
    <style:style style:name="P9" style:family="paragraph">
      <style:text-properties fo:font-size="14pt" style:font-size-asian="14pt" style:font-size-complex="14pt"/>
    </style:style>
    <style:style style:name="P10" style:family="paragraph">
      <style:paragraph-properties fo:text-align="center"/>
      <style:text-properties fo:font-size="10pt" style:font-size-asian="10pt" style:font-size-complex="10pt"/>
    </style:style>
    <style:style style:name="P11" style:family="paragraph">
      <style:paragraph-properties fo:text-align="center"/>
      <style:text-properties fo:font-size="18pt"/>
    </style:style>
    <style:style style:name="P12"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fo:font-size="18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008000" fo:font-style="italic" style:font-style-asian="italic" style:font-style-complex="italic"/>
    </style:style>
    <style:style style:name="T11"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As of 25.11.2010</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3"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4" draw:layer="layout" svg:width="4cm" svg:height="4cm" svg:x="1.7cm" svg:y="11.4cm">
            <text:p text:style-name="P4">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3cm" svg:height="1cm" svg:x="12.4cm" svg:y="1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8.6cm" svg:y="1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0cm" svg:y="1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3cm" svg:height="1cm" svg:x="16.2cm" svg:y="13cm">
            <text:p text:style-name="P4"><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3.7cm" svg:y="1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4" draw:layer="layout" svg:width="4cm" svg:height="4cm" svg:x="1.7cm" svg:y="12.9cm">
            <text:p text:style-name="P4">Shower</text:p>
            <text:p text:style-name="P4">Represented as</text:p>
            <text:p text:style-name="P4">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3cm" svg:height="1cm" svg:x="12.4cm" svg:y="14.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12.4cm" svg:y="15.7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0cm" svg:y="14.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3cm" svg:height="1cm" svg:x="16.2cm" svg:y="14.5cm">
            <text:p text:style-name="P4"><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3.7cm" svg:y="14.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5" draw:layer="layout" svg:width="3cm" svg:height="1cm" svg:x="8.6cm" svg:y="14.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16.2cm" svg:y="13.6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0cm" svg:y="13.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0cm" svg:y="12.6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3.7cm" svg:y="13.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3.7cm" svg:y="12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3.6cm" svg:y="16.9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3cm" svg:height="1cm" svg:x="20cm" svg:y="16.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7" draw:layer="layout" svg:width="11.5cm" svg:height="1.645cm" draw:transform="rotate (1.5707963267946) translate (0.555cm 16.5cm)">
          <draw:text-box>
            <text:p text:style-name="P7"><text:span text:style-name="T2">Due to backward compabilities we have to use this way.</text:span></text:p>
            <text:p text:style-name="P7"><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placeholder="true">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8">Start Reconstruction</text:p>
              </text:list-item>
              <text:list-item>
                <text:p text:style-name="P8">Retrieve Reconstructed Shower Array</text:p>
              </text:list-item>
            </text:list>
          </draw:text-box>
        </draw:frame>
        <draw:frame draw:style-name="gr6" draw:text-style-name="P9" draw:layer="layout" svg:width="16.39cm" svg:height="14.5cm" svg:x="14.11cm" svg:y="4.1cm">
          <draw:text-box>
            <text:p><text:span text:style-name="T5">ShowerInstance = new EdbShowerRec();</text:span></text:p>
            <text:p><text:span text:style-name="T5"/></text:p>
            <text:p><text:span text:style-name="T5">ShowerInstance-&gt; SetInBTArray(TObjArray* InBTArray);</text:span></text:p>
            <text:p><text:span text:style-name="T5"/></text:p>
            <text:p><text:span text:style-name="T5"/></text:p>
            <text:p><text:span text:style-name="T5"/></text:p>
            <text:p><text:span text:style-name="T5"/></text:p>
            <text:p><text:span text:style-name="T5">ShowerInstance-&gt; SetEdbPVRec(EdbPVRec* Ali);</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ShowerInstance-&gt; Execute();</text:span></text:p>
            <text:p><text:span text:style-name="T5"/></text:p>
            <text:p><text:span text:style-name="T5"/></text:p>
            <text:p><text:span text:style-name="T5"/></text:p>
            <text:p><text:span text:style-name="T5"/></text:p>
            <text:p><text:span text:style-name="T5">ShowerInstance-&gt; GetRecoShowerArray();</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4" draw:layer="layout" svg:width="2.305cm" svg:height="2.305cm" svg:x="5.393cm" svg:y="5.518cm">
            <text:p text:style-name="P4">Shower</text:p>
            <text:p text:style-name="P4">Represented as</text:p>
            <text:p text:style-name="P4">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728cm" svg:height="0.577cm" svg:x="11.56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1.56cm" svg:y="7.132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5.939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729cm" svg:height="0.577cm" svg:x="13.749cm" svg:y="6.44cm">
            <text:p text:style-name="P4"><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8.071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5" draw:layer="layout" svg:width="1.728cm" svg:height="0.577cm" svg:x="9.37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3.749cm" svg:y="5.922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5cm" svg:x="15.939cm" svg:y="5.86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5.939cm" svg:y="5.346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5cm" svg:x="18.071cm" svg:y="5.86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8.071cm" svg:y="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8.013cm" svg:y="7.82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5.939cm" svg:y="7.53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4"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0" draw:layer="layout" svg:width="4.5cm" svg:height="2cm" svg:x="4.4cm" svg:y="13cm">
          <text:p text:style-name="P4"><text:span text:style-name="T6">Shower </text:span></text:p>
          <text:p text:style-name="P4"><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4.5cm" svg:height="2cm" svg:x="4.4cm" svg:y="16cm">
          <text:p text:style-name="P4"><text:span text:style-name="T6">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4"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1" draw:layer="layout" svg:width="3.5cm" svg:height="3.5cm" svg:x="12.3cm" svg:y="13.8cm">
          <text:p text:style-name="P4"><text:span text:style-name="T7">Energy class</text:span></text:p>
          <text:p text:style-name="P4"><text:span text:style-name="T7">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2" draw:layer="layout" svg:width="7.7cm" svg:height="2.484cm" svg:x="19.8cm" svg:y="14.4cm">
          <draw:text-box>
            <text:p><text:span text:style-name="T7"/></text:p>
            <text:p><text:span text:style-name="T7">E= 4.2 +- 1.8 +- 0.5 GeV</text:span></text:p>
            <text:p><text:span text:style-name="T7"/></text:p>
          </draw:text-box>
        </draw:frame>
        <draw:frame draw:style-name="gr10" draw:layer="layout" svg:width="6.5cm" svg:height="0.962cm" svg:x="16cm" svg:y="17.538cm">
          <draw:text-box>
            <text:p>==Track-&gt;P()</text:p>
          </draw:text-box>
        </draw:frame>
        <presentation:notes draw:style-name="dp2">
          <draw:page-thumbnail draw:style-name="gr1" draw:layer="layout" svg:width="14.848cm" svg:height="11.136cm" svg:x="3.075cm" svg:y="2.257cm" draw:page-number="14" presentation:class="page"/>
          <draw:frame presentation:style-name="pr7" draw:text-style-name="P6" draw:layer="layout" svg:width="16.799cm" svg:height="13.114cm" svg:x="2.1cm" svg:y="14.107cm" presentation:class="notes" presentation:placeholder="true">
            <draw:text-box/>
          </draw:frame>
        </presentation:notes>
      </draw:page>
      <draw:page draw:name="page1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1" draw:text-style-name="P4" draw:layer="layout" svg:width="22.458cm" svg:height="16cm" svg:x="2.8cm" svg:y="4cm">
          <draw:image xlink:href="Pictures/10000000000003A4000002980672BBAC.png" xlink:type="simple" xlink:show="embed" xlink:actuate="onLoad">
            <text:p/>
          </draw:image>
        </draw:frame>
        <draw:frame draw:style-name="gr10"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8">Retrieve Reconstructed Shower Array, with P() filled.</text:p>
              </text:list-item>
            </text:list>
          </draw:text-box>
        </draw:frame>
        <draw:frame draw:style-name="gr12" draw:text-style-name="P7"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6" presentation:class="page"/>
          <draw:frame presentation:style-name="pr7" draw:text-style-name="P6"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1" draw:text-style-name="P4"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6" draw:layer="layout" svg:width="16.799cm" svg:height="13.114cm" svg:x="2.1cm" svg:y="14.107cm" presentation:class="notes" presentation:placeholder="true">
            <draw:text-box/>
          </draw:frame>
        </presentation:notes>
      </draw:page>
      <draw:page draw:name="page18"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1" draw:text-style-name="P4"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6" draw:layer="layout" svg:width="16.799cm" svg:height="13.11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8">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4"><text:span text:style-name="T2">DEPENDS ON ENERGY ??</text:span></text:p>
              </table:table-cell>
              <table:table-cell>
                <text:p text:style-name="P4"><text:span text:style-name="T2">DEPENDS ON NPLATES ??</text:span></text:p>
              </table:table-cell>
              <table:table-cell>
                <text:p text:style-name="P4"><text:span text:style-name="T2">E/G IMPACT ??</text:span></text:p>
              </table:table-cell>
              <table:table-cell>
                <text:p text:style-name="P4"><text:span text:style-name="T5">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4"><text:span text:style-name="T9">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4"><text:span text:style-name="T2">EFFICIENCY MIS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4"><text:span text:style-name="T2">BG LEVEL</text:span></text:p>
              </table:table-cell>
              <table:table-cell>
                <text:p text:style-name="P4"><text:span text:style-name="T2">YES</text:span></text:p>
              </table:table-cell>
              <table:table-cell>
                <text:p text:style-name="P4"><text:span text:style-name="T2">YES</text:span></text:p>
              </table:table-cell>
              <table:table-cell>
                <text:p text:style-name="P4"><text:span text:style-name="T2">YES</text:span></text:p>
              </table:table-cell>
              <table:table-cell>
                <text:p text:style-name="P4"><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4"><text:span text:style-name="T2">NPL, Before,After 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4"><text:span text:style-name="T2">DISALIGNMENT</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SKIP)</text:span></text:p>
              </table:table-cell>
              <table:table-cell table:style-name="ce7">
                <text:p><text:span text:style-name="T6">-</text:span></text:p>
              </table:table-cell>
              <table:table-cell table:style-name="ce7">
                <text:p><text:span text:style-name="T6">-</text:span></text:p>
              </table:table-cell>
            </table:table-row>
            <table:table-row table:style-name="ro2" table:default-cell-style-name="ce8">
              <table:table-cell table:number-columns-spanned="7">
                <text:p text:style-name="P4"><text:span text:style-name="T9">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4"><text:span text:style-name="T2">E/G MISMATCH</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0.04</text:span></text:p>
              </table:table-cell>
              <table:table-cell>
                <text:p text:style-name="P4"><text:span text:style-name="T2">0.03</text:span></text:p>
              </table:table-cell>
            </table:table-row>
            <table:table-row table:style-name="ro2" table:default-cell-style-name="ce6">
              <table:table-cell>
                <text:p text:style-name="P4"><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4"><text:span text:style-name="T9">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4"><text:span text:style-name="T2">N TRAININGS CYLCES</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text:span></text:p>
              </table:table-cell>
              <table:table-cell>
                <text:p text:style-name="P4"><text:span text:style-name="T2">-</text:span></text:p>
              </table:table-cell>
            </table:table-row>
            <table:table-row table:style-name="ro2" table:default-cell-style-name="ce6">
              <table:table-cell>
                <text:p text:style-name="P4"><text:span text:style-name="T2">N TRAININGS EVENTS</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LOW</text:span></text:p>
              </table:table-cell>
              <table:table-cell>
                <text:p text:style-name="P4"><text:span text:style-name="T2">-</text:span></text:p>
              </table:table-cell>
              <table:table-cell>
                <text:p text:style-name="P4"><text:span text:style-name="T2">-</text:span></text:p>
              </table:table-cell>
            </table:table-row>
            <table:table-row table:style-name="ro2" table:default-cell-style-name="ce6">
              <table:table-cell>
                <text:p text:style-name="P4"><text:span text:style-name="T2">TYPE TRAININGS FILE</text:span></text:p>
              </table:table-cell>
              <table:table-cell>
                <text:p text:style-name="P4"><text:span text:style-name="T2">YES</text:span></text:p>
              </table:table-cell>
              <table:table-cell>
                <text:p text:style-name="P4"><text:span text:style-name="T2">YES</text:span></text:p>
              </table:table-cell>
              <table:table-cell>
                <text:p text:style-name="P4"><text:span text:style-name="T2">NO</text:span></text:p>
              </table:table-cell>
              <table:table-cell>
                <text:p text:style-name="P4"><text:span text:style-name="T2">MIDDLE</text:span></text:p>
              </table:table-cell>
              <table:table-cell>
                <text:p text:style-name="P4"><text:span text:style-name="T2">-</text:span></text:p>
              </table:table-cell>
              <table:table-cell>
                <text:p text:style-name="P4"><text:span text:style-name="T2">-</text:span></text:p>
              </table:table-cell>
            </table:table-row>
            <table:table-row table:style-name="ro2" table:default-cell-style-name="ce6">
              <table:table-cell>
                <text:p text:style-name="P4"><text:span text:style-name="T6">Cycles&amp;Events(File fixed)</text:span></text:p>
              </table:table-cell>
              <table:table-cell>
                <text:p text:style-name="P4"><text:span text:style-name="T6">YES</text:span></text:p>
              </table:table-cell>
              <table:table-cell>
                <text:p text:style-name="P4"><text:span text:style-name="T6">YES</text:span></text:p>
              </table:table-cell>
              <table:table-cell>
                <text:p text:style-name="P4"><text:span text:style-name="T6">NO</text:span></text:p>
              </table:table-cell>
              <table:table-cell>
                <text:p text:style-name="P4"><text:span text:style-name="T6">LOW</text:span></text:p>
              </table:table-cell>
              <table:table-cell>
                <text:p text:style-name="P4"><text:span text:style-name="T6">0.012</text:span></text:p>
              </table:table-cell>
              <table:table-cell>
                <text:p text:style-name="P4"><text:span text:style-name="T6">0.0068</text:span></text:p>
              </table:table-cell>
            </table:table-row>
            <table:table-row table:style-name="ro1" table:default-cell-style-name="ce5">
              <table:table-cell table:style-name="ce4" table:number-columns-spanned="7">
                <text:p text:style-name="P4"><text:span text:style-name="T9">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4"><text:span text:style-name="T2">QUALITY CUT</text:span></text:p>
              </table:table-cell>
              <table:table-cell>
                <text:p text:style-name="P4"><text:span text:style-name="T2">-</text:span></text:p>
              </table:table-cell>
              <table:table-cell>
                <text:p text:style-name="P4"><text:span text:style-name="T2">-</text:span></text:p>
              </table:table-cell>
              <table:table-cell>
                <text:p text:style-name="P4"><text:span text:style-name="T2">-</text:span></text:p>
              </table:table-cell>
              <table:table-cell>
                <text:p text:style-name="P4"><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4"><text:span text:style-name="T2">SHOWER PARAMETRISATION</text:span></text:p>
              </table:table-cell>
              <table:table-cell>
                <text:p text:style-name="P4"><text:span text:style-name="T2">-</text:span></text:p>
              </table:table-cell>
              <table:table-cell>
                <text:p text:style-name="P4"><text:span text:style-name="T2">-</text:span></text:p>
              </table:table-cell>
              <table:table-cell>
                <text:p text:style-name="P4"><text:span text:style-name="T2">-</text:span></text:p>
              </table:table-cell>
              <table:table-cell>
                <text:p text:style-name="P4"><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4">&lt;0.33</text:p>
              </table:table-cell>
              <table:table-cell>
                <text:p text:style-name="P4">&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4">0.48</text:p>
              </table:table-cell>
              <table:table-cell>
                <text:p text:style-name="P4">0.38</text:p>
              </table:table-cell>
            </table:table-row>
          </table:table>
          <draw:image xlink:href="Pictures/TablePreview1.svm" xlink:type="simple" xlink:show="embed" xlink:actuate="onLoad"/>
        </draw:frame>
        <draw:custom-shape draw:style-name="gr13" draw:text-style-name="P4"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4"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4"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4"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4"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4"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1" draw:text-style-name="P4" draw:layer="layout" svg:width="13.763cm" svg:height="9.5cm" svg:x="0.169cm" svg:y="4cm">
          <draw:image xlink:href="Pictures/1000000000000416000002D2B4D3CAC1.png" xlink:type="simple" xlink:show="embed" xlink:actuate="onLoad">
            <text:p/>
          </draw:image>
        </draw:frame>
        <draw:frame draw:style-name="gr11" draw:text-style-name="P4" draw:layer="layout" svg:width="13.763cm" svg:height="9.5cm" svg:x="13.87cm" svg:y="4cm">
          <draw:image xlink:href="Pictures/1000000000000416000002D27BC4A96D.png" xlink:type="simple" xlink:show="embed" xlink:actuate="onLoad">
            <text:p/>
          </draw:image>
        </draw:frame>
        <draw:frame draw:style-name="gr11" draw:text-style-name="P4" draw:layer="layout" svg:width="12.524cm" svg:height="5.607cm" svg:x="0.976cm" svg:y="14.5cm">
          <draw:image xlink:href="Pictures/10000000000003750000015684688BBE.png" xlink:type="simple" xlink:show="embed" xlink:actuate="onLoad">
            <text:p/>
          </draw:image>
        </draw:frame>
        <draw:frame draw:style-name="gr11" draw:text-style-name="P4"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1" draw:text-style-name="P4" draw:layer="layout" svg:width="13.763cm" svg:height="9.5cm" svg:x="0.169cm" svg:y="4cm">
          <draw:image xlink:href="Pictures/1000000000000416000002D205644C0F.png" xlink:type="simple" xlink:show="embed" xlink:actuate="onLoad">
            <text:p/>
          </draw:image>
        </draw:frame>
        <draw:frame draw:style-name="gr11" draw:text-style-name="P4" draw:layer="layout" svg:width="13.763cm" svg:height="9.5cm" svg:x="13.87cm" svg:y="4cm">
          <draw:image xlink:href="Pictures/1000000000000416000002D206EA66B1.png" xlink:type="simple" xlink:show="embed" xlink:actuate="onLoad">
            <text:p/>
          </draw:image>
        </draw:frame>
        <draw:frame draw:style-name="gr11" draw:text-style-name="P4" draw:layer="layout" svg:width="12.524cm" svg:height="5.607cm" svg:x="0.976cm" svg:y="14.5cm">
          <draw:image xlink:href="Pictures/10000000000003560000015400DA581E.png" xlink:type="simple" xlink:show="embed" xlink:actuate="onLoad">
            <text:p/>
          </draw:image>
        </draw:frame>
        <draw:frame draw:style-name="gr11" draw:text-style-name="P4"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1" draw:text-style-name="P4" draw:layer="layout" svg:width="13.763cm" svg:height="9.5cm" svg:x="0.169cm" svg:y="4cm">
          <draw:image xlink:href="Pictures/1000000000000416000002D2C46A3D37.png" xlink:type="simple" xlink:show="embed" xlink:actuate="onLoad">
            <text:p/>
          </draw:image>
        </draw:frame>
        <draw:frame draw:style-name="gr11" draw:text-style-name="P4" draw:layer="layout" svg:width="13.763cm" svg:height="9.5cm" svg:x="13.87cm" svg:y="4cm">
          <draw:image xlink:href="Pictures/1000000000000416000002D24CB10165.png" xlink:type="simple" xlink:show="embed" xlink:actuate="onLoad">
            <text:p/>
          </draw:image>
        </draw:frame>
        <draw:frame draw:style-name="gr11" draw:text-style-name="P4" draw:layer="layout" svg:width="12.524cm" svg:height="5.607cm" svg:x="0.976cm" svg:y="14.5cm">
          <draw:image xlink:href="Pictures/100000000000038A0000014F2921388C.png" xlink:type="simple" xlink:show="embed" xlink:actuate="onLoad">
            <text:p/>
          </draw:image>
        </draw:frame>
        <draw:frame draw:style-name="gr11" draw:text-style-name="P4"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1" draw:text-style-name="P4" draw:layer="layout" svg:width="13.763cm" svg:height="9.5cm" svg:x="0.169cm" svg:y="4cm">
          <draw:image xlink:href="Pictures/1000000000000416000002D26DEB75F9.png" xlink:type="simple" xlink:show="embed" xlink:actuate="onLoad">
            <text:p/>
          </draw:image>
        </draw:frame>
        <draw:frame draw:style-name="gr11" draw:text-style-name="P4" draw:layer="layout" svg:width="13.763cm" svg:height="9.5cm" svg:x="13.87cm" svg:y="4cm">
          <draw:image xlink:href="Pictures/1000000000000416000002D227BD25E4.png" xlink:type="simple" xlink:show="embed" xlink:actuate="onLoad">
            <text:p/>
          </draw:image>
        </draw:frame>
        <draw:frame draw:style-name="gr11" draw:text-style-name="P4" draw:layer="layout" svg:width="12.524cm" svg:height="5.607cm" svg:x="0.976cm" svg:y="14.5cm">
          <draw:image xlink:href="Pictures/10000000000003A2000001566CA626A8.png" xlink:type="simple" xlink:show="embed" xlink:actuate="onLoad">
            <text:p/>
          </draw:image>
        </draw:frame>
        <draw:frame draw:style-name="gr11" draw:text-style-name="P4"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0">Q</text:span><text:span text:style-name="T11">uadratically: </text:span><text:span text:style-name="T11"><text:tab/></text:span><text:span text:style-name="T11">sigma^sys_tot= </text:span><text:span text:style-name="T10">Q</text:span><text:span text:style-name="T11">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6">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10" draw:layer="layout" svg:width="9.5cm" svg:height="0.962cm" svg:x="2cm" svg:y="18.5cm">
          <draw:text-box>
            <text:p>Eprob1: bg rejection at 1%</text:p>
          </draw:text-box>
        </draw:frame>
        <draw:frame draw:style-name="gr10"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custom-shape draw:style-name="gr7" draw:text-style-name="P4"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6" draw:layer="layout" svg:width="1.025cm" svg:height="1.062cm" svg:x="23.074cm" svg:y="9.238cm">
          <draw:text-box>
            <text:p>E</text:p>
          </draw:text-box>
        </draw:frame>
        <draw:frame draw:style-name="gr17" draw:layer="layout" svg:width="1cm" svg:height="1.162cm" svg:x="20.7cm" svg:y="5.138cm">
          <draw:text-box>
            <text:p>G</text:p>
          </draw:text-box>
        </draw:frame>
        <draw:frame draw:style-name="gr16" draw:layer="layout" svg:width="1.025cm" svg:height="1.062cm" svg:x="18.5cm" svg:y="9.2cm">
          <draw:text-box>
            <text:p>P</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4" draw:layer="layout" svg:width="2.305cm" svg:height="2.305cm" svg:x="7.093cm" svg:y="5.518cm">
            <text:p text:style-name="P4">Shower</text:p>
            <text:p text:style-name="P4">Represented as</text:p>
            <text:p text:style-name="P4">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728cm" svg:height="0.577cm" svg:x="13.26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8cm" svg:height="0.576cm" svg:x="13.26cm" svg:y="7.132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7.639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729cm" svg:height="0.577cm" svg:x="15.449cm" svg:y="6.44cm">
            <text:p text:style-name="P4"><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9.771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5" draw:layer="layout" svg:width="1.728cm" svg:height="0.577cm" svg:x="11.07cm" svg:y="6.44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5.449cm" svg:y="5.922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5cm" svg:x="17.639cm" svg:y="5.86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6cm" svg:x="17.639cm" svg:y="5.346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5cm" svg:x="19.771cm" svg:y="5.86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9.771cm" svg:y="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9.713cm" svg:y="7.823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729cm" svg:height="0.577cm" svg:x="17.639cm" svg:y="7.535cm">
            <text:p text:style-name="P4"><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4"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0" draw:layer="layout" svg:width="4.5cm" svg:height="2cm" svg:x="6.1cm" svg:y="13cm">
          <text:p text:style-name="P4"><text:span text:style-name="T6">Shower </text:span></text:p>
          <text:p text:style-name="P4"><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4.5cm" svg:height="2cm" svg:x="6.1cm" svg:y="16cm">
          <text:p text:style-name="P4"><text:span text:style-name="T6">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4"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4" draw:layer="layout" svg:width="3.5cm" svg:height="3.5cm" svg:x="14cm" svg:y="13.8cm">
          <text:p text:style-name="P4">ID class</text:p>
          <text:p text:style-name="P4">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3cm" svg:height="2.484cm" svg:x="22.9cm" svg:y="14.4cm">
          <draw:text-box>
            <text:p>Gamma</text:p>
            <text:p>Electron</text:p>
            <text:p>Pion</text:p>
          </draw:text-box>
        </draw:frame>
        <draw:frame draw:style-name="gr10" draw:layer="layout" svg:width="6.5cm" svg:height="0.962cm" svg:x="18cm" svg:y="17.5cm">
          <draw:text-box>
            <text:p>==Track-&gt;Flag()</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4T19">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Abgerundete Rechtecke</dc:title>
    <dc:description>Präsentationshintergrund Vorlage</dc:description>
    <meta:creation-date>2010-11-26T09:40:51</meta:creation-date>
    <dc:language>de-DE</dc:language>
    <meta:editing-cycles>14</meta:editing-cycles>
    <meta:editing-duration>PT00H25M07S</meta:editing-duration>
    <dc:date>2010-11-26T10:05:50</dc:date>
    <dc:creator>frank </dc:creator>
    <meta:document-statistic meta:object-count="263"/>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